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des blogs à l'origine.</text:p>
      <text:p text:style-name="Standard"/>
      <text:p text:style-name="Standard">39,1 % des sites Web dans le monde.</text:p>
      <text:p text:style-name="P1"/>
      <text:p text:style-name="P1">Concurrence</text:p>
      <text:p text:style-name="Standard">CMS comme Joomla !</text:p>
      <text:p text:style-name="Standard"/>
      <text:p text:style-name="Standard">SGC = Système de Gestion de Contenu = CMS = Content Management Syste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6S</meta:editing-duration>
    <meta:editing-cycles>5</meta:editing-cycles>
    <meta:generator>OpenOffice/4.1.8$Win32 OpenOffice.org_project/418m3$Build-9803</meta:generator>
    <dc:date>2021-02-04T13:38:04.33</dc:date>
    <dc:creator>C R</dc:creator>
    <meta:document-statistic meta:table-count="0" meta:image-count="0" meta:object-count="0" meta:page-count="1" meta:paragraph-count="5" meta:word-count="31" meta:character-count="160"/>
    <meta:user-defined meta:name="Info 1"/>
    <meta:user-defined meta:name="Info 2"/>
    <meta:user-defined meta:name="Info 3"/>
    <meta:user-defined meta:name="Info 4"/>
  </office:meta>
</office:document-meta>
</file>